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pt" svg:height="255.03pt" svg:x="130pt" svg:y="91.56pt">
            <loext:p draw:notify-on-update-of-ranges="Sheet1.A2:Sheet1.A5 Sheet1.F1:Sheet1.F1 Sheet1.F2:Sheet1.F5 Sheet1.A2:Sheet1.A5 Sheet1.G1:Sheet1.G1 Sheet1.G2:Sheet1.G5 Sheet1.A2:Sheet1.A5 Sheet1.H1:Sheet1.H1 Sheet1.H2:Sheet1.H5 Sheet1.A2:Sheet1.A5 Sheet1.I1:Sheet1.I1 Sheet1.I2:Sheet1.I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lightbulb2</text:p>
          </table:table-cell>
          <table:table-cell table:style-name="ce1" office:value-type="string" calcext:value-type="string">
            <text:p>lightbulb3</text:p>
          </table:table-cell>
          <table:table-cell table:style-name="ce1" office:value-type="string" calcext:value-type="string">
            <text:p>lightbulb4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lightbulb2</text:p>
          </table:table-cell>
          <table:table-cell table:style-name="ce1" office:value-type="string" calcext:value-type="string">
            <text:p>lightbulb3</text:p>
          </table:table-cell>
          <table:table-cell table:style-name="ce1" office:value-type="string" calcext:value-type="string">
            <text:p>lightbulb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5" calcext:value-type="float">
            <text:p>0.075</text:p>
          </table:table-cell>
          <table:table-cell table:formula="of:=[.B2]/[.$B$2]" office:value-type="float" office:value="1" calcext:value-type="float">
            <text:p>1</text:p>
          </table:table-cell>
          <table:table-cell table:formula="of:=[.C2]/[.$B$2]" office:value-type="float" office:value="0.686868686868687" calcext:value-type="float">
            <text:p>0.686868686868687</text:p>
          </table:table-cell>
          <table:table-cell table:formula="of:=[.D2]/[.$B$2]" office:value-type="float" office:value="0.858585858585859" calcext:value-type="float">
            <text:p>0.858585858585859</text:p>
          </table:table-cell>
          <table:table-cell table:formula="of:=[.E2]/[.$B$2]" office:value-type="float" office:value="0.757575757575757" calcext:value-type="float">
            <text:p>0.75757575757575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708" calcext:value-type="float">
            <text:p>0.708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363" calcext:value-type="float">
            <text:p>0.363</text:p>
          </table:table-cell>
          <table:table-cell table:formula="of:=[.B3]/[.$B$2]" office:value-type="float" office:value="7.15151515151515" calcext:value-type="float">
            <text:p>7.15151515151515</text:p>
          </table:table-cell>
          <table:table-cell table:formula="of:=[.C3]/[.$B$2]" office:value-type="float" office:value="3.03030303030303" calcext:value-type="float">
            <text:p>3.03030303030303</text:p>
          </table:table-cell>
          <table:table-cell table:formula="of:=[.D3]/[.$B$2]" office:value-type="float" office:value="2.32323232323232" calcext:value-type="float">
            <text:p>2.32323232323232</text:p>
          </table:table-cell>
          <table:table-cell table:formula="of:=[.E3]/[.$B$2]" office:value-type="float" office:value="3.66666666666667" calcext:value-type="float">
            <text:p>3.6666666666666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.587" calcext:value-type="float">
            <text:p>7.587</text:p>
          </table:table-cell>
          <table:table-cell office:value-type="float" office:value="1.739" calcext:value-type="float">
            <text:p>1.739</text:p>
          </table:table-cell>
          <table:table-cell office:value-type="float" office:value="1.416" calcext:value-type="float">
            <text:p>1.416</text:p>
          </table:table-cell>
          <table:table-cell office:value-type="float" office:value="3.102" calcext:value-type="float">
            <text:p>3.102</text:p>
          </table:table-cell>
          <table:table-cell table:formula="of:=[.B4]/[.$B$2]" office:value-type="float" office:value="76.6363636363636" calcext:value-type="float">
            <text:p>76.6363636363636</text:p>
          </table:table-cell>
          <table:table-cell table:formula="of:=[.C4]/[.$B$2]" office:value-type="float" office:value="17.5656565656566" calcext:value-type="float">
            <text:p>17.5656565656566</text:p>
          </table:table-cell>
          <table:table-cell table:formula="of:=[.D4]/[.$B$2]" office:value-type="float" office:value="14.3030303030303" calcext:value-type="float">
            <text:p>14.3030303030303</text:p>
          </table:table-cell>
          <table:table-cell table:formula="of:=[.E4]/[.$B$2]" office:value-type="float" office:value="31.3333333333333" calcext:value-type="float">
            <text:p>31.333333333333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3.02" calcext:value-type="float">
            <text:p>83.02</text:p>
          </table:table-cell>
          <table:table-cell office:value-type="float" office:value="16.368" calcext:value-type="float">
            <text:p>16.368</text:p>
          </table:table-cell>
          <table:table-cell office:value-type="float" office:value="13.218" calcext:value-type="float">
            <text:p>13.218</text:p>
          </table:table-cell>
          <table:table-cell office:value-type="float" office:value="32.213" calcext:value-type="float">
            <text:p>32.213</text:p>
          </table:table-cell>
          <table:table-cell table:formula="of:=[.B5]/[.$B$2]" office:value-type="float" office:value="838.585858585859" calcext:value-type="float">
            <text:p>838.585858585859</text:p>
          </table:table-cell>
          <table:table-cell table:formula="of:=[.C5]/[.$B$2]" office:value-type="float" office:value="165.333333333333" calcext:value-type="float">
            <text:p>165.333333333333</text:p>
          </table:table-cell>
          <table:table-cell table:formula="of:=[.D5]/[.$B$2]" office:value-type="float" office:value="133.515151515152" calcext:value-type="float">
            <text:p>133.515151515152</text:p>
          </table:table-cell>
          <table:table-cell table:formula="of:=[.E5]/[.$B$2]" office:value-type="float" office:value="325.383838383838" calcext:value-type="float">
            <text:p>325.383838383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21:13:31.996060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7:15:19.060484787</meta:creation-date>
    <dc:date>2017-06-29T21:13:44.795579031</dc:date>
    <meta:editing-duration>PT19M43S</meta:editing-duration>
    <meta:editing-cycles>4</meta:editing-cycles>
    <meta:generator>LibreOffice/5.3.3.2$Linux_X86_64 LibreOffice_project/30m0$Build-2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8cm" xlink:href=".." xlink:type="simple" chart:class="chart:scatter" chart:style-name="ch1">
        <chart:legend chart:legend-position="end" svg:x="13.135cm" svg:y="3.483cm" style:legend-expansion="high" chart:style-name="ch2"/>
        <chart:plot-area chart:style-name="ch3" table:cell-range-address="Sheet1.A2:Sheet1.A5 Sheet1.F1:Sheet1.I5" chart:data-source-has-labels="row" svg:x="0.319cm" svg:y="0.179cm" svg:width="12.497cm" svg:height="8.64cm">
          <chartooo:coordinate-region svg:x="1.142cm" svg:y="0.371cm" svg:width="10.91cm" svg:height="7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5" chart:label-cell-address="Sheet1.F1:Sheet1.F1" chart:class="chart:scatter">
            <chart:domain table:cell-range-address="Sheet1.A2:Sheet1.A5"/>
            <chart:data-point chart:repeated="4"/>
          </chart:series>
          <chart:series chart:style-name="ch7" chart:values-cell-range-address="Sheet1.G2:Sheet1.G5" chart:label-cell-address="Sheet1.G1:Sheet1.G1" chart:class="chart:scatter">
            <chart:data-point chart:repeated="4"/>
          </chart:series>
          <chart:series chart:style-name="ch8" chart:values-cell-range-address="Sheet1.H2:Sheet1.H5" chart:label-cell-address="Sheet1.H1:Sheet1.H1" chart:class="chart:scatter">
            <chart:data-point chart:repeated="4"/>
          </chart:series>
          <chart:series chart:style-name="ch9" chart:values-cell-range-address="Sheet1.I2:Sheet1.I5" chart:label-cell-address="Sheet1.I1:Sheet1.I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ghtbulb1</text:p>
                <draw:g>
                  <svg:desc>Sheet1.F1:Sheet1.F1</svg:desc>
                </draw:g>
              </table:table-cell>
              <table:table-cell office:value-type="string">
                <text:p>lightbulb2</text:p>
                <draw:g>
                  <svg:desc>Sheet1.G1:Sheet1.G1</svg:desc>
                </draw:g>
              </table:table-cell>
              <table:table-cell office:value-type="string">
                <text:p>lightbulb3</text:p>
                <draw:g>
                  <svg:desc>Sheet1.H1:Sheet1.H1</svg:desc>
                </draw:g>
              </table:table-cell>
              <table:table-cell office:value-type="string">
                <text:p>lightbulb4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5</svg:desc>
                </draw:g>
              </table:table-cell>
              <table:table-cell office:value-type="float" office:value="1">
                <text:p>1</text:p>
                <draw:g>
                  <svg:desc>Sheet1.F2:Sheet1.F5</svg:desc>
                </draw:g>
              </table:table-cell>
              <table:table-cell office:value-type="float" office:value="0.686868686868687">
                <text:p>0.686868686868687</text:p>
                <draw:g>
                  <svg:desc>Sheet1.G2:Sheet1.G5</svg:desc>
                </draw:g>
              </table:table-cell>
              <table:table-cell office:value-type="float" office:value="0.858585858585859">
                <text:p>0.858585858585859</text:p>
                <draw:g>
                  <svg:desc>Sheet1.H2:Sheet1.H5</svg:desc>
                </draw:g>
              </table:table-cell>
              <table:table-cell office:value-type="float" office:value="0.757575757575757">
                <text:p>0.757575757575757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7.15151515151515">
                <text:p>7.15151515151515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2.32323232323232">
                <text:p>2.32323232323232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76.6363636363636">
                <text:p>76.6363636363636</text:p>
              </table:table-cell>
              <table:table-cell office:value-type="float" office:value="17.5656565656566">
                <text:p>17.5656565656566</text:p>
              </table:table-cell>
              <table:table-cell office:value-type="float" office:value="14.3030303030303">
                <text:p>14.3030303030303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838.585858585859">
                <text:p>838.585858585859</text:p>
              </table:table-cell>
              <table:table-cell office:value-type="float" office:value="165.333333333333">
                <text:p>165.333333333333</text:p>
              </table:table-cell>
              <table:table-cell office:value-type="float" office:value="133.515151515152">
                <text:p>133.515151515152</text:p>
              </table:table-cell>
              <table:table-cell office:value-type="float" office:value="325.383838383838">
                <text:p>325.383838383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